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1e90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1e90ff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draw:fill="solid" draw:fill-color="#1e90ff" draw:textarea-horizontal-align="justify" draw:textarea-vertical-align="top" draw:auto-grow-height="false" fo:min-height="0cm" fo:min-width="0cm"/>
    </style:style>
    <style:style style:name="gr4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dddddd" draw:fill="none" draw:textarea-vertical-align="middle"/>
    </style:style>
    <style:style style:name="P1" style:family="paragraph">
      <style:paragraph-properties fo:margin-top="0.254cm" fo:margin-bottom="0cm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top="0.254cm" fo:margin-bottom="0cm" fo:text-align="center"/>
      <style:text-properties fo:color="#ffffff" fo:font-family="Courier" style:font-style-name="Oblique" style:font-family-generic="moder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color="#ffffff" fo:font-family="Courier" style:font-style-name="Oblique" style:font-family-generic="modern" style:font-pitch="variable" fo:font-size="12pt" style:font-size-asian="12pt" style:font-size-complex="12pt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top="0cm" fo:margin-bottom="0cm" fo:text-align="center"/>
      <style:text-properties fo:color="#ffffff" fo:font-family="Courier" style:font-style-name="Oblique" style:font-family-generic="modern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family="Courier" style:font-style-name="Oblique" style:font-family-generic="modern" style:font-pitch="variable" fo:font-size="12pt" style:font-size-asian="12pt" style:font-size-complex="12pt"/>
    </style:style>
    <style:style style:name="T1" style:family="text">
      <style:text-properties fo:color="#ffffff" fo:font-family="Courier" style:font-style-name="Oblique" style:font-family-generic="modern" style:font-pitch="variable" fo:font-size="12pt" style:font-size-asian="12pt" style:font-size-complex="12pt"/>
    </style:style>
    <style:style style:name="T2" style:family="text">
      <style:text-properties fo:color="#ffffff" fo:font-family="Courier" style:font-style-name="Oblique" style:font-family-generic="moder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family="Courier" style:font-style-name="Oblique" style:font-family-generic="modern" style:font-pitch="variable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ffffff" fo:font-family="Courier" style:font-style-name="Oblique" style:font-family-generic="moder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9.525cm" svg:height="5.334cm" svg:x="13.7cm" svg:y="14.97cm">
          <text:p text:style-name="P1"><text:span text:style-name="T1">Ejection</text:span></text:p>
          <text:p text:style-name="P2"><text:span text:style-name="T1">------------------------------</text:span></text:p>
          <text:p text:style-name="P3"><text:span text:style-name="T2">ab_id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t </text:span><text:span text:style-name="T2"><text:tab/></text:span><text:span text:style-name="T2"><text:tab/></text:span><text:span text:style-name="T2">PK</text:span></text:p>
          <text:p text:style-name="P3"><text:span text:style-name="T2">player_id </text:span><text:span text:style-name="T2"><text:tab/></text:span><text:span text:style-name="T2"><text:tab/></text:span><text:span text:style-name="T2"><text:tab/></text:span><text:span text:style-name="T2"><text:tab/></text:span><text:span text:style-name="T2">int </text:span><text:span text:style-name="T2"><text:tab/></text:span><text:span text:style-name="T2"><text:tab/></text:span><text:span text:style-name="T2">PK</text:span></text:p>
          <text:p text:style-name="P3"><text:span text:style-name="T3">g_id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nt </text:span><text:span text:style-name="T3"><text:tab/></text:span><text:span text:style-name="T3"><text:tab/></text:span><text:span text:style-name="T3">FK</text:span></text:p>
          <text:p text:style-name="P3"><text:span text:style-name="T1">event_num </text:span><text:span text:style-name="T1"><text:tab/></text:span><text:span text:style-name="T1"><text:tab/></text:span><text:span text:style-name="T1"><text:tab/></text:span><text:span text:style-name="T1"><text:tab/></text:span><text:span text:style-name="T1">int </text:span><text:span text:style-name="T1"><text:tab/></text:span><text:span text:style-name="T1"><text:tab/></text:span><text:span text:style-name="T1">NOT NULL</text:span></text:p>
          <text:p text:style-name="P3"><text:span text:style-name="T1">incident_date </text:span><text:span text:style-name="T1"><text:tab/></text:span><text:span text:style-name="T1"><text:tab/></text:span><text:span text:style-name="T1"><text:tab/></text:span><text:span text:style-name="T1">date</text:span></text:p>
          <text:p text:style-name="P3"><text:span text:style-name="T1">description 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text:p text:style-name="P3"><text:span text:style-name="T1">team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r(3)</text:span></text:p>
          <text:p text:style-name="P3"><text:span text:style-name="T1">is_home_team </text:span><text:span text:style-name="T1"><text:tab/></text:span><text:span text:style-name="T1"><text:tab/></text:span><text:span text:style-name="T1"><text:tab/></text:span><text:span text:style-name="T1">bool</text:span></text:p>
          <text:p text:style-name="P3"><text:span text:style-name="T1">balls_and_strikes </text:span><text:span text:style-name="T1"><text:tab/></text:span><text:span text:style-name="T1">bool</text:span></text:p>
          <text:p text:style-name="P3"><text:span text:style-name="T1">vali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9.462cm" svg:height="2.54cm" svg:x="13.7cm" svg:y="9.89cm">
          <text:p text:style-name="P2"><text:span text:style-name="T1">Player_Name</text:span></text:p>
          <text:p text:style-name="P2"><text:span text:style-name="T1">------------------------------</text:span></text:p>
          <text:p text:style-name="P3"><text:span text:style-name="T2">id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t </text:span><text:span text:style-name="T2"><text:tab/></text:span><text:span text:style-name="T2"><text:tab/></text:span><text:span text:style-name="T2">PK</text:span></text:p>
          <text:p text:style-name="P3"><text:span text:style-name="T1">last_name 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text:p text:style-name="P3"><text:span text:style-name="T1">first_name 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9.462cm" svg:height="5.969cm" svg:x="13.7cm" svg:y="1.191cm">
          <text:p text:style-name="P6"><text:span text:style-name="T1">At_Bat</text:span></text:p>
          <text:p text:style-name="P2"><text:span text:style-name="T1">------------------------------</text:span></text:p>
          <text:p text:style-name="P3"><text:span text:style-name="T2">ab_id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t </text:span><text:span text:style-name="T2"><text:tab/></text:span><text:span text:style-name="T2"><text:tab/></text:span><text:span text:style-name="T2">PK</text:span></text:p>
          <text:p text:style-name="P3"><text:span text:style-name="T3">batter_id </text:span><text:span text:style-name="T3"><text:tab/></text:span><text:span text:style-name="T3"><text:tab/></text:span><text:span text:style-name="T3"><text:tab/></text:span><text:span text:style-name="T3"><text:tab/></text:span><text:span text:style-name="T3">int </text:span><text:span text:style-name="T3"><text:tab/></text:span><text:span text:style-name="T3"><text:tab/></text:span><text:span text:style-name="T3">FK</text:span></text:p>
          <text:p text:style-name="P3"><text:span text:style-name="T3">pitcher_id </text:span><text:span text:style-name="T3"><text:tab/></text:span><text:span text:style-name="T3"><text:tab/></text:span><text:span text:style-name="T3"><text:tab/></text:span><text:span text:style-name="T3"><text:tab/></text:span><text:span text:style-name="T3">int </text:span><text:span text:style-name="T3"><text:tab/></text:span><text:span text:style-name="T3"><text:tab/></text:span><text:span text:style-name="T3">FK</text:span></text:p>
          <text:p text:style-name="P3"><text:span text:style-name="T3">g_id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nt </text:span><text:span text:style-name="T3"><text:tab/></text:span><text:span text:style-name="T3"><text:tab/></text:span><text:span text:style-name="T3">FK</text:span></text:p>
          <text:p text:style-name="P3"><text:span text:style-name="T1">inning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</text:span></text:p>
          <text:p text:style-name="P3"><text:span text:style-name="T1">top_of_inning</text:span><text:span text:style-name="T1"><text:tab/></text:span><text:span text:style-name="T1"><text:tab/></text:span><text:span text:style-name="T1"><text:tab/></text:span><text:span text:style-name="T1">bool</text:span></text:p>
          <text:p text:style-name="P3"><text:span text:style-name="T1">ou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</text:span></text:p>
          <text:p text:style-name="P3"><text:span text:style-name="T1">resul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text:p text:style-name="P3"><text:span text:style-name="T1">p_scor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</text:span></text:p>
          <text:p text:style-name="P3"><text:span text:style-name="T1">p_throw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r(1)</text:span></text:p>
          <text:p text:style-name="P3"><text:span text:style-name="T1">b_stand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r(1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9.525cm" svg:height="8.128cm" svg:x="24.94cm" svg:y="5.572cm">
          <text:p text:style-name="P2"><text:span text:style-name="T1">Game</text:span></text:p>
          <text:p text:style-name="P3"><text:span text:style-name="T1">------------------------------</text:span></text:p>
          <text:p text:style-name="P3"><text:span text:style-name="T2">g_id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t </text:span><text:span text:style-name="T2"><text:tab/></text:span><text:span text:style-name="T2"><text:tab/></text:span><text:span text:style-name="T2">PK</text:span></text:p>
          <text:p text:style-name="P3"><text:span text:style-name="T1">game_datetime </text:span><text:span text:style-name="T1"><text:tab/></text:span><text:span text:style-name="T1"><text:tab/></text:span><text:span text:style-name="T1"><text:tab/></text:span><text:span text:style-name="T1">datetime</text:span></text:p>
          <text:p text:style-name="P3"><text:span text:style-name="T1">venue_name 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text:p text:style-name="P3"><text:span text:style-name="T1">home_team </text:span><text:span text:style-name="T1"><text:tab/></text:span><text:span text:style-name="T1"><text:tab/></text:span><text:span text:style-name="T1"><text:tab/></text:span><text:span text:style-name="T1"><text:tab/></text:span><text:span text:style-name="T1">char(3)</text:span></text:p>
          <text:p text:style-name="P3"><text:span text:style-name="T1">home_final_score </text:span><text:span text:style-name="T1"><text:tab/></text:span><text:span text:style-name="T1"><text:tab/></text:span><text:span text:style-name="T1">int</text:span></text:p>
          <text:p text:style-name="P3"><text:span text:style-name="T1">away_team </text:span><text:span text:style-name="T1"><text:tab/></text:span><text:span text:style-name="T1"><text:tab/></text:span><text:span text:style-name="T1"><text:tab/></text:span><text:span text:style-name="T1"><text:tab/></text:span><text:span text:style-name="T1">char(3)</text:span></text:p>
          <text:p text:style-name="P3"><text:span text:style-name="T1">away_final_score </text:span><text:span text:style-name="T1"><text:tab/></text:span><text:span text:style-name="T1"><text:tab/></text:span><text:span text:style-name="T1">int</text:span></text:p>
          <text:p text:style-name="P3"><text:span text:style-name="T1">attendance </text:span><text:span text:style-name="T1"><text:tab/></text:span><text:span text:style-name="T1"><text:tab/></text:span><text:span text:style-name="T1"><text:tab/></text:span><text:span text:style-name="T1"><text:tab/></text:span><text:span text:style-name="T1">int</text:span></text:p>
          <text:p text:style-name="P3"><text:span text:style-name="T1">elapsed_time </text:span><text:span text:style-name="T1"><text:tab/></text:span><text:span text:style-name="T1"><text:tab/></text:span><text:span text:style-name="T1"><text:tab/></text:span><text:span text:style-name="T1">int</text:span></text:p>
          <text:p text:style-name="P3"><text:span text:style-name="T1">delay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</text:span></text:p>
          <text:p text:style-name="P3"><text:span text:style-name="T1">weath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text:p text:style-name="P3"><text:span text:style-name="T1">win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text:p text:style-name="P3"><text:span text:style-name="T1">umpire_1B 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text:p text:style-name="P3"><text:span text:style-name="T1">umpire_2B 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text:p text:style-name="P3"><text:span text:style-name="T1">umpire_3B 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text:p text:style-name="P3"><text:span text:style-name="T1">umpire_HP </text:span><text:span text:style-name="T1"><text:tab/></text:span><text:span text:style-name="T1"><text:tab/></text:span><text:span text:style-name="T1"><text:tab/></text:span><text:span text:style-name="T1"><text:tab/></text:span><text:span text:style-name="T1">varchar(255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9.462cm" svg:height="18.288cm" svg:x="1.191cm" svg:y="1.191cm">
          <text:p text:style-name="P2"><text:span text:style-name="T1">Pitch</text:span></text:p>
          <text:p text:style-name="P2"><text:span text:style-name="T1">------------------------------</text:span></text:p>
          <text:p text:style-name="P3"><text:span text:style-name="T2">ab_id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t </text:span><text:span text:style-name="T2"><text:tab/></text:span><text:span text:style-name="T2"><text:tab/></text:span><text:span text:style-name="T2">PK</text:span></text:p>
          <text:p text:style-name="P3"><text:span text:style-name="T2">event_num </text:span><text:span text:style-name="T2"><text:tab/></text:span><text:span text:style-name="T2"><text:tab/></text:span><text:span text:style-name="T2"><text:tab/></text:span><text:span text:style-name="T2"><text:tab/></text:span><text:span text:style-name="T2">int </text:span><text:span text:style-name="T2"><text:tab/></text:span><text:span text:style-name="T2"><text:tab/></text:span><text:span text:style-name="T2">PK</text:span></text:p>
          <text:p text:style-name="P3"><text:span text:style-name="T1">pitch_num </text:span><text:span text:style-name="T1"><text:tab/></text:span><text:span text:style-name="T1"><text:tab/></text:span><text:span text:style-name="T1"><text:tab/></text:span><text:span text:style-name="T1"><text:tab/></text:span><text:span text:style-name="T1">int</text:span></text:p>
          <text:p text:style-name="P3"><text:span text:style-name="T1">s_coun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</text:span></text:p>
          <text:p text:style-name="P3"><text:span text:style-name="T1">b_coun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</text:span></text:p>
          <text:p text:style-name="P3"><text:span text:style-name="T1">out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</text:span></text:p>
          <text:p text:style-name="P3"><text:span text:style-name="T4">on_1b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ool</text:span></text:p>
          <text:p text:style-name="P3"><text:span text:style-name="T4">on_2b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ool</text:span></text:p>
          <text:p text:style-name="P3"><text:span text:style-name="T4">on_3b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ool</text:span></text:p>
          <text:p text:style-name="P3"><text:span text:style-name="T4">b_scor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t</text:span></text:p>
          <text:p text:style-name="P3"><text:span text:style-name="T4">pitch_code </text:span><text:span text:style-name="T4"><text:tab/></text:span><text:span text:style-name="T4"><text:tab/></text:span><text:span text:style-name="T4"><text:tab/></text:span><text:span text:style-name="T4"><text:tab/></text:span><text:span text:style-name="T4">varchar(3)</text:span></text:p>
          <text:p text:style-name="P3"><text:span text:style-name="T4">pitch_class </text:span><text:span text:style-name="T4"><text:tab/></text:span><text:span text:style-name="T4"><text:tab/></text:span><text:span text:style-name="T4"><text:tab/></text:span><text:span text:style-name="T4"><text:tab/></text:span><text:span text:style-name="T4">varchar(3)</text:span></text:p>
          <text:p text:style-name="P3"><text:span text:style-name="T4">pitch_type </text:span><text:span text:style-name="T4"><text:tab/></text:span><text:span text:style-name="T4"><text:tab/></text:span><text:span text:style-name="T4"><text:tab/></text:span><text:span text:style-name="T4"><text:tab/></text:span><text:span text:style-name="T4">varchar(3)</text:span></text:p>
          <text:p text:style-name="P3"><text:span text:style-name="T4">type_confidence </text:span><text:span text:style-name="T4"><text:tab/></text:span><text:span text:style-name="T4"><text:tab/></text:span><text:span text:style-name="T4">float</text:span></text:p>
          <text:p text:style-name="P3"><text:span text:style-name="T4">start_speed 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end_speed 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spin_rate 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spin_dir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break_angle 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break_length 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break_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nast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zon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ax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a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az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pfx_x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pfx_z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1">px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loat</text:span></text:p>
          <text:p text:style-name="P3"><text:span text:style-name="T1">pz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loat</text:span></text:p>
          <text:p text:style-name="P3"><text:span text:style-name="T4">sz_bot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sz_top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x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4">x0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loat</text:span></text:p>
          <text:p text:style-name="P3"><text:span text:style-name="T1">vx0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loat</text:span></text:p>
          <text:p text:style-name="P3"><text:span text:style-name="T1">vy0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loat</text:span></text:p>
          <text:p text:style-name="P3"><text:span text:style-name="T1">vz0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loat</text:span></text:p>
          <text:p text:style-name="P3"><text:span text:style-name="T1">y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loat</text:span></text:p>
          <text:p text:style-name="P3"><text:span text:style-name="T1">y0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loat</text:span></text:p>
          <text:p text:style-name="P3"><text:span text:style-name="T1">z0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loat</text:span></text:p>
          <text:p text:style-name="P3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8.526cm" svg:y1="14.899cm" svg:x2="18.526cm" svg:y2="12.613cm">
          <text:p/>
        </draw:line>
        <draw:line draw:style-name="gr4" draw:text-style-name="P2" draw:layer="layout" svg:x1="18.78cm" svg:y1="7.223cm" svg:x2="18.78cm" svg:y2="9.763cm">
          <text:p/>
        </draw:line>
        <draw:line draw:style-name="gr4" draw:text-style-name="P2" draw:layer="layout" svg:x1="18.272cm" svg:y1="7.223cm" svg:x2="18.272cm" svg:y2="9.763cm">
          <text:p/>
        </draw:line>
        <draw:line draw:style-name="gr4" draw:text-style-name="P2" draw:layer="layout" svg:x1="29.578cm" svg:y1="17.066cm" svg:x2="29.575cm" svg:y2="13.954cm">
          <text:p/>
        </draw:line>
        <draw:line draw:style-name="gr4" draw:text-style-name="P2" draw:layer="layout" svg:x1="29.529cm" svg:y1="3.575cm" svg:x2="29.517cm" svg:y2="5.525cm">
          <text:p/>
        </draw:line>
        <draw:line draw:style-name="gr5" draw:text-style-name="P2" draw:layer="layout" svg:x1="23.201cm" svg:y1="17.071cm" svg:x2="29.578cm" svg:y2="17.066cm">
          <text:p/>
        </draw:line>
        <draw:line draw:style-name="gr5" draw:text-style-name="P2" draw:layer="layout" svg:x1="23.19cm" svg:y1="3.597cm" svg:x2="29.529cm" svg:y2="3.575cm">
          <text:p/>
        </draw:line>
        <draw:line draw:style-name="gr4" draw:text-style-name="P2" draw:layer="layout" svg:x1="10.652cm" svg:y1="2.524cm" svg:x2="13.446cm" svg:y2="2.524cm">
          <text:p/>
        </draw:line>
        <draw:line draw:style-name="gr5" draw:text-style-name="P2" draw:layer="layout" svg:x1="13.584cm" svg:y1="16.055cm" svg:x2="11.887cm" svg:y2="16.066cm">
          <text:p/>
        </draw:line>
        <draw:line draw:style-name="gr5" draw:text-style-name="P2" draw:layer="layout" svg:x1="11.887cm" svg:y1="16.066cm" svg:x2="11.887cm" svg:y2="2.5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Greenwood</meta:initial-creator>
    <meta:creation-date>2020-04-06T13:41:13</meta:creation-date>
    <dc:date>2020-04-06T16:11:01</dc:date>
    <dc:creator>Jeremy Greenwood</dc:creator>
    <meta:editing-duration>PT2H11M28S</meta:editing-duration>
    <meta:editing-cycles>14</meta:editing-cycles>
    <meta:generator>OpenOffice/4.1.5$Unix OpenOffice.org_project/415m1$Build-9789</meta:generator>
    <meta:document-statistic meta:object-count="15"/>
  </office:meta>
</office:document-meta>
</file>